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number:number-style style:name="N66">
      <number:fraction number:min-integer-digits="0" number:min-numerator-digits="2" loext:max-numerator-digits="2" number:min-denominator-digits="2" loext:max-denominator-value="99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ce5" style:family="table-cell" style:parent-style-name="Default" style:data-style-name="N65"/>
    <style:style style:name="ce6" style:family="table-cell" style:parent-style-name="Default" style:data-style-name="N6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 1/5</text:p>
          </table:table-cell>
          <table:table-cell table:style-name="ce2" office:value-type="float" office:value="0.2" calcext:value-type="float">
            <text:p><text:s/>1/5</text:p>
          </table:table-cell>
          <table:table-cell/>
        </table:table-row>
        <table:table-row table:style-name="ro1">
          <table:table-cell office:value-type="string" calcext:value-type="string">
            <text:p>0 1/7</text:p>
          </table:table-cell>
          <table:table-cell table:style-name="ce2" office:value-type="float" office:value="0.142857142857143" calcext:value-type="float">
            <text:p><text:s/>1/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 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1/10</text:p>
          </table:table-cell>
          <table:table-cell table:style-name="ce5" office:value-type="float" office:value="0.1" calcext:value-type="float">
            <text:p><text:s/>1/9</text:p>
          </table:table-cell>
          <table:table-cell table:style-name="ce6" office:value-type="float" office:value="0.1" calcext:value-type="float">
            <text:p><text:s text:c="2"/>1/10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 style:data-style-name="N2" text:time-value="11:16:19.3039716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1:11:34.093155887</meta:creation-date>
    <dc:date>2020-10-10T12:07:55.448271425</dc:date>
    <meta:editing-duration>PT43M2S</meta:editing-duration>
    <meta:editing-cycles>2</meta:editing-cycles>
    <meta:generator>LibreOffice/6.1.5.2$Linux_ARM_EABI LibreOffice_project/10$Build-2</meta:generator>
    <meta:document-statistic meta:table-count="1" meta:cell-count="8" meta:object-count="0"/>
  </office:meta>
</office:document-meta>
</file>